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lt" fo:country="LT" officeooo:rsid="0009ef4d" officeooo:paragraph-rsid="00111144"/>
    </style:style>
    <style:style style:name="P2" style:family="paragraph" style:parent-style-name="Text_20_body">
      <style:text-properties officeooo:paragraph-rsid="001326c5"/>
    </style:style>
    <style:style style:name="P3" style:family="paragraph" style:parent-style-name="Heading_20_2">
      <style:text-properties fo:language="lt" fo:country="LT" officeooo:rsid="0009ef4d" officeooo:paragraph-rsid="0009ef4d"/>
    </style:style>
    <style:style style:name="P4" style:family="paragraph" style:parent-style-name="Heading_20_2">
      <style:text-properties officeooo:rsid="001326c5" officeooo:paragraph-rsid="001326c5"/>
    </style:style>
    <style:style style:name="P5" style:family="paragraph" style:parent-style-name="Heading_20_1">
      <style:text-properties fo:language="lt" fo:country="LT"/>
    </style:style>
    <style:style style:name="T1" style:family="text">
      <style:text-properties officeooo:rsid="000e6f9a"/>
    </style:style>
    <style:style style:name="T2" style:family="text">
      <style:text-properties officeooo:rsid="00103c7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ACO</text:h>
      <text:h text:style-name="P3" text:outline-level="2">Įkvėpimas iš gamtos</text:h>
      <text:p text:style-name="P1">Daugelis skruzdžių rūšių turi ribotą galimybę sąveikauti <text:span text:style-name="T2">tarpusavyje</text:span> dėl savo riboto fiziologinio išsivystimo. <text:span text:style-name="T1">Tiesą sakant daugeli skruzdžių rūšių yra aklos. Nepaisydamos fiziologinių ribojimų skruzdės sugeba bendradarbiauti atliekant maisto paiešką. Norint bendradarbiauti reikia komunikuoti, skruzdės tai atlieka naudodamosios chemikalais – feromonais. Ypatingai svarbūs, kai kuriom rūšims (pvz.: „Lasius niger“, „The Argentine ant, Linepithema humile“ ), kelių feromonai. Kelių feromonai skirti žymėti keliams pvz.: keliui nuo skruzdžių lizdo iki maisto šaltinio. Pajusdamos paliktą kelių feromoną skruzdės gali sekti keliu, kuris pažymėtas feromonu, kol galiausiai pasiektų maisto šaltinį, kurį atrado kitos skruzdės. Kelių pažymėjimas feromonais ir skruzdės kelionės krypties pasirinkimas įtakotas kelių feromonų yra pagrindinis įkvėpimas skruzdžių kolonijos optimizacijos algoritmams.</text:span></text:p>
      <text:h text:style-name="P4" text:outline-level="2">Idėjos piligrimai</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7T00:16:43.020359123</meta:creation-date>
    <dc:date>2014-08-17T01:02:49.147309203</dc:date>
    <meta:editing-duration>PT34M40S</meta:editing-duration>
    <meta:editing-cycles>10</meta:editing-cycles>
    <meta:generator>LibreOffice/4.2.4.2$Linux_X86_64 LibreOffice_project/420m0$Build-2</meta:generator>
    <meta:document-statistic meta:table-count="0" meta:image-count="0" meta:object-count="0" meta:page-count="1" meta:paragraph-count="4" meta:word-count="112" meta:character-count="930" meta:non-whitespace-character-count="821"/>
  </office:meta>
</office:document-meta>
</file>